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6-23T17:24:26.28</dc:date>
    <meta:editing-duration>PT4H31M43S</meta:editing-duration>
    <meta:editing-cycles>117</meta:editing-cycles>
    <meta:generator>OpenOffice/4.1.3$Win32 OpenOffice.org_project/413m1$Build-9783</meta:generator>
    <meta:document-statistic meta:table-count="0" meta:image-count="0" meta:object-count="0" meta:page-count="1" meta:paragraph-count="4" meta:word-count="488" meta:character-count="2918"/>
  </office:meta>
</office:document-meta>
</file>